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List_20_Paragraph" style:list-style-name="WW8Num1">
      <style:paragraph-properties fo:margin-top="0in" fo:margin-bottom="0.0835in" style:contextual-spacing="false" fo:line-height="100%">
        <style:tab-stops>
          <style:tab-stop style:position="0.6874in"/>
          <style:tab-stop style:position="1.1252in"/>
        </style:tab-stops>
      </style:paragraph-properties>
      <style:text-properties officeooo:rsid="000fa257" officeooo:paragraph-rsid="000fa257"/>
    </style:style>
    <style:style style:name="P2" style:family="paragraph" style:parent-style-name="List_20_Paragraph" style:list-style-name="WW8Num1">
      <style:paragraph-properties fo:margin-top="0in" fo:margin-bottom="0.0835in" style:contextual-spacing="false" fo:line-height="100%">
        <style:tab-stops>
          <style:tab-stop style:position="0.6874in"/>
          <style:tab-stop style:position="1.1252in"/>
        </style:tab-stops>
      </style:paragraph-properties>
      <style:text-properties fo:font-size="10pt" officeooo:paragraph-rsid="000fa257" style:font-size-asian="10pt" style:font-size-complex="10pt"/>
    </style:style>
    <style:style style:name="P3" style:family="paragraph" style:parent-style-name="List_20_Paragraph" style:list-style-name="WW8Num1">
      <style:paragraph-properties fo:margin-top="0in" fo:margin-bottom="0.0835in" style:contextual-spacing="false" fo:line-height="100%">
        <style:tab-stops>
          <style:tab-stop style:position="0.6874in"/>
          <style:tab-stop style:position="1.1252in"/>
        </style:tab-stops>
      </style:paragraph-properties>
      <style:text-properties officeooo:paragraph-rsid="000fa257"/>
    </style:style>
    <style:style style:name="P4" style:family="paragraph" style:parent-style-name="Standard">
      <style:text-properties officeooo:rsid="000d9ee8" officeooo:paragraph-rsid="000d9ee8"/>
    </style:style>
    <style:style style:name="P5" style:family="paragraph" style:parent-style-name="Standard">
      <style:text-properties officeooo:rsid="000f72bb" officeooo:paragraph-rsid="000f72bb"/>
    </style:style>
    <style:style style:name="P6" style:family="paragraph" style:parent-style-name="Standard">
      <style:paragraph-properties fo:margin-left="0.4925in" fo:margin-right="0in" fo:text-indent="0in" style:auto-text-indent="false"/>
      <style:text-properties officeooo:rsid="000f72bb" officeooo:paragraph-rsid="000f72bb"/>
    </style:style>
    <style:style style:name="P7" style:family="paragraph" style:parent-style-name="Standard">
      <style:paragraph-properties fo:margin-left="0.4925in" fo:margin-right="0in" fo:text-indent="0in" style:auto-text-indent="false"/>
      <style:text-properties officeooo:rsid="000f72bb" officeooo:paragraph-rsid="000fa257"/>
    </style:style>
    <style:style style:name="P8" style:family="paragraph" style:parent-style-name="Standard">
      <style:paragraph-properties fo:margin-left="0.4925in" fo:margin-right="0in" fo:text-indent="0in" style:auto-text-indent="false"/>
      <style:text-properties officeooo:paragraph-rsid="000fa257"/>
    </style:style>
    <style:style style:name="P9" style:family="paragraph" style:parent-style-name="Standard">
      <style:text-properties officeooo:rsid="000fa257" officeooo:paragraph-rsid="000fa257"/>
    </style:style>
    <style:style style:name="P10" style:family="paragraph" style:parent-style-name="Standard">
      <style:paragraph-properties fo:text-align="center" style:justify-single-word="false" fo:break-before="page">
        <style:tab-stops>
          <style:tab-stop style:position="0.6874in"/>
          <style:tab-stop style:position="1.1252in"/>
        </style:tab-stops>
      </style:paragraph-properties>
      <style:text-properties officeooo:paragraph-rsid="000fa257"/>
    </style:style>
    <style:style style:name="P11" style:family="paragraph" style:parent-style-name="Standard">
      <style:paragraph-properties>
        <style:tab-stops>
          <style:tab-stop style:position="0.6874in"/>
          <style:tab-stop style:position="1.1252in"/>
        </style:tab-stops>
      </style:paragraph-properties>
      <style:text-properties fo:font-weight="bold" officeooo:paragraph-rsid="000fa257" style:font-weight-asian="bold"/>
    </style:style>
    <style:style style:name="P12" style:family="paragraph" style:parent-style-name="Standard">
      <style:paragraph-properties>
        <style:tab-stops>
          <style:tab-stop style:position="0.6874in"/>
          <style:tab-stop style:position="1.1252in"/>
        </style:tab-stops>
      </style:paragraph-properties>
      <style:text-properties officeooo:paragraph-rsid="000fa257"/>
    </style:style>
    <style:style style:name="T1" style:family="text">
      <style:text-properties officeooo:rsid="000f72bb"/>
    </style:style>
    <style:style style:name="T2" style:family="text">
      <style:text-properties fo:font-size="12pt" officeooo:rsid="000f72bb"/>
    </style:style>
    <style:style style:name="T3" style:family="text">
      <style:text-properties officeooo:rsid="000fa257"/>
    </style:style>
    <style:style style:name="T4" style:family="text">
      <style:text-properties fo:font-size="10pt" style:font-size-asian="10pt" style:font-size-complex="10pt"/>
    </style:style>
    <style:style style:name="T5" style:family="text">
      <style:text-properties fo:font-size="10pt" officeooo:rsid="000fa257" style:font-size-asian="10pt" style:font-size-complex="10pt"/>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OUT THIS DOCUMENT</text:p>
      <text:p text:style-name="P4"/>
      <text:p text:style-name="P4">This is a document I created over the course of a few years based on my experience as a certified access control technician and further study of physical pentest techniques in the Infosec space. <text:s/>This includes requirements that I specify when working with a vendor to upgrade or install access control or video systems. <text:s/>You won’t see anything here about programming because I generally do system programming myself.</text:p>
      <text:p text:style-name="P4"/>
      <text:p text:style-name="P5">I generally have three sections:</text:p>
      <text:p text:style-name="P5"/>
      <text:p text:style-name="P5">1. <text:s/>A list of model numbers of access panels, door controllers and card readers. <text:s/>This is agreed upon with the project manager. <text:s/>This ensures that I get the reader I want (Seos compatible, for instance, with an integrated tamper switch and keypad.) <text:s/>This does put the burden on me if I get this wrong, so I confirm this with the project manager and the reader maker’s website and, if necessary, to the reader maker’s sales support. <text:s/>This also specifies the size and number of batteries (again, worked out with the PM.) <text:s/>Finally, a statement at the end similar to, “Misc: See page x for installation and wiring standards and materials required.” <text:s/>This covers j-hooks, velcro ties and any other materials needed to have a clean and tidy installation.</text:p>
      <text:p text:style-name="P5"/>
      <text:p text:style-name="P5">2. <text:s/>A “General Description of Work” page. <text:s/>I usually only do this for, for instance, an expansion or replacement of an existing system. <text:s/>In that situation, I’ll specify, for instance, which existing readers will be replaced with new ones or disconnected entirely, or where additional power supplies might be installed. <text:s/>I will also reiterate here where I am specifically adding tamper switches, batteries, etc. <text:s/>I also will specify anything that needs to be done differently or in addition to the wiring and installation standards specified in section 3 below. <text:s/>For example, here are some additions you might consider:</text:p>
      <text:p text:style-name="P5"/>
      <text:p text:style-name="P8"><text:span text:style-name="T2">“Wiring to card readers can be reused as long as it is an unbroken run of appropriate security cable. <text:s/>Spliced, damaged, or crushed wire, unsuitable wire (telephone or data cable, unshielded wire where the specification calls for shielded, wire of insufficient gauge, wire that does not meet fire code) shall be replaced with appropriate cable. <text:s/>Any net new card readers must be run with the appropriate composite security cable.”</text:span></text:p>
      <text:p text:style-name="P8"><text:span text:style-name="T2"/></text:p>
      <text:p text:style-name="P8"><text:span text:style-name="T2">“Card readers may not be screwed into drywall. <text:s/>If a card reader is found mounted directly to drywall, it must be be remounted to a cut-in plastic or metal electrical box of sufficient strength that it will not pull away easily from the wall.”</text:span></text:p>
      <text:p text:style-name="P8"><text:span text:style-name="T2"/></text:p>
      <text:p text:style-name="P8"><text:span text:style-name="T2">“Any reader or lock wiring that passes over or through a public space shall be approved by the &lt;customer&gt; IT representative. <text:s/>Any net new or replacement camera or reader wiring must be in conduit if run outside of a &lt;customer&gt;-controlled area.”</text:span></text:p>
      <text:p text:style-name="P8"><text:span text:style-name="T2"/></text:p>
      <text:p text:style-name="P8"><text:span text:style-name="T2">“All other items in the standards document below apply, including use of tamper switches, request-to-exit devices, door contacts and end-of-life supervision resistors”</text:span></text:p>
      <text:p text:style-name="P7"/>
      <text:p text:style-name="P5"><text:span text:style-name="T3">3</text:span>. <text:s/><text:span text:style-name="T3">The RFP standards page (below.) <text:s/>I seldom modify this unless I agree to a specifically different standard with the vendor’s PM. <text:s/>(For instance, a vendor might absolutely refuse to agree unless camera standards are removed because they are not doing a camera installation.)</text:span></text:p>
      <text:p text:style-name="P4"/>
      <text:p text:style-name="P4">HOW TO USE THIS DOCUMENT</text:p>
      <text:p text:style-name="P4"/>
      <text:p text:style-name="P4"><text:soft-page-break/>This document may be overkill for some installations. <text:s/>I recommend going through this document with your vendor-supplied project manager (or, for smaller installations, your salesdroid), determine which of these apply to your system and the cost involved for these. <text:s/>If you’ve watched any of my talks on this subject, you will notice that this includes a bunch of stuff that I haven’t talked about <text:span text:style-name="T3">for time reasons</text:span>. <text:s/>If you don’t understand something, blogs and YouTube videos are out there by folks who still do this as their day job and can answer most questions.</text:p>
      <text:p text:style-name="P4"/>
      <text:p text:style-name="P4">Once you’ve pared down this document to items that you and your project manager agree on, work with your legal or procurement team to codify this as part of the contract. <text:s/>In the corporate world where every vendor has lawyers, a verbal agreement by itself is as good as no agreement.</text:p>
      <text:p text:style-name="P4"/>
      <text:p text:style-name="P4">Schedule regular touch-points with your PM or salesperson during the installation process. <text:s/>Spot check for items like cable protection, supervision resistors, tamper switches and that power supplies are as specified. <text:s/>Look for card readers and other devices not mounted properly (or improperly terminated; I can’t tell you how many card readers I’ve seen connected to their cabling by twist-and-tape or cheap crimp connectors.) <text:s/>Best to catch this during the installation rather than after everything is done. <text:s/>Do your programming during the installation process and test doors as soon as they’re online. <text:s/>Have a continuously updated punch-list of needed fixes and communicate them regularly with the project manager AND whoever is the on-site installation foreman.</text:p>
      <text:p text:style-name="P4"/>
      <text:p text:style-name="P4">DISCLAIMER</text:p>
      <text:p text:style-name="P4"/>
      <text:p text:style-name="P4">As I said, this document was created out of experience I had as a technician and other experience <text:span text:style-name="T3">repairing and maintaining these systems as part of my “other duties as assigned</text:span>.” <text:s/>I am no longer in that industry, no longer certified and haven’t been for a few years. <text:s/>I give no warranty as to the accuracy or completeness of this information, and <text:span text:style-name="T1">you and your employer use it at your own risk.</text:span></text:p>
      <text:p text:style-name="P4"/>
      <text:p text:style-name="P5">I welcome comments and updates. <text:s/>I’m on LinkedIn and can be reached there, or you can update this document and submit a pull request on my GitHub for me to consider. <text:s/>Best of luck for a trouble-free installation.</text:p>
      <text:p text:style-name="P5"/>
      <text:p text:style-name="P9">Tim Clevenger</text:p>
      <text:p text:style-name="P10"><text:span text:style-name="T6">Physical Security Access Control and Camera Installation Standards</text:span></text:p>
      <text:p text:style-name="P11"/>
      <text:p text:style-name="P12"><text:span text:style-name="T4">NOTE: <text:s/>The below standards are a part of the RFP requirements. <text:s/>All installations must conform to the following standards, so take them into account when bidding or scoping this project.</text:span></text:p>
      <text:p text:style-name="P12"><text:span text:style-name="T4"/></text:p>
      <text:list xml:id="list2890914256" text:style-name="WW8Num1">
        <text:list-item>
          <text:p text:style-name="P2">All controlled doors and ingress/egress points shall have contacts with EOL supervision resistors installed as close as practicable to the contact.</text:p>
        </text:list-item>
        <text:list-item>
          <text:p text:style-name="P2">All controlled doors and ingress/egress points shall have REX sensors (lockset-integrated or overhead PIR) with EOL supervision resistors installed as close as practicable to the contact.</text:p>
        </text:list-item>
        <text:list-item>
          <text:p text:style-name="P3"><text:span text:style-name="T4">All wiring from panels to readers and doors shall be unbroken runs of jacketed composite access control cable.</text:span></text:p>
        </text:list-item>
        <text:list-item>
          <text:p text:style-name="P2">All wiring from patch panels to cameras shall be Category 6 cable or better.</text:p>
        </text:list-item>
        <text:list-item>
          <text:p text:style-name="P3"><text:span text:style-name="T4">All wiring runs from access panels or patch panels to cameras, readers and doors shall be continuous runs with no splices. <text:s/>No remote power supplies for lock power shall be used without prior authorisation from the &lt;customer&gt; IT representative.</text:span></text:p>
        </text:list-item>
        <text:list-item>
          <text:p text:style-name="P3"><text:span text:style-name="T4">Any wiring run outside of a &lt;customer&gt;-controlled area (i.e. above a public hallway) shall be enclosed in conduit for that portion of the run.</text:span></text:p>
        </text:list-item>
        <text:list-item>
          <text:p text:style-name="P3"><text:span text:style-name="T4">Enclosure tamper switches shall be installed and connected for all enclosures (including external battery enclosures.) <text:s/>A list of tamper switches and where they were landed shall be provided to the &lt;customer&gt; IT representative for programming.</text:span></text:p>
        </text:list-item>
        <text:list-item>
          <text:p text:style-name="P3"><text:span text:style-name="T4">Any low battery, system failure or AC failure dry contact outputs provided by the power supply shall be landed on </text:span><text:span text:style-name="T5">appropriate input</text:span><text:span text:style-name="T4"> contacts on the </text:span><text:span text:style-name="T5">access</text:span><text:span text:style-name="T4"> panel(s). <text:s/>A list of such contacts and where they were landed shall be provided to the &lt;customer&gt; IT representative for programming.</text:span></text:p>
        </text:list-item>
        <text:list-item>
          <text:p text:style-name="P3"><text:span text:style-name="T4">All card readers shall be attached to a metal or plastic electrical box that is mounted to a stud in the wall. <text:s/>Card readers shall not be attached directly to drywall.</text:span></text:p>
        </text:list-item>
        <text:list-item>
          <text:p text:style-name="P3"><text:span text:style-name="T4">Keypad readers shall use a 1/2 inch reader spacer available from HID.</text:span></text:p>
        </text:list-item>
        <text:list-item>
          <text:p text:style-name="P3"><text:span text:style-name="T4">Card readers and cameras shall be attached using security screws if provided in the package by the manufacturer. <text:s/>All matching security screw removal tools shall be provided to the &lt;customer&gt; IT representative upon completion of the job.</text:span></text:p>
        </text:list-item>
        <text:list-item>
          <text:p text:style-name="P3"><text:span text:style-name="T4">All sets of keys that were provided with security enclosures shall be provided to the &lt;customer&gt; IT representative upon completion of the job.</text:span></text:p>
        </text:list-item>
        <text:list-item>
          <text:p text:style-name="P3"><text:span text:style-name="T4">Cameras shall be installed, aimed and focused in coordination with the &lt;customer&gt; IT representative before the completion of the job. <text:s text:c="2"/>Cameras shall be hardcoded to the IP addresses supplied by the &lt;customer&gt; IT representative.</text:span></text:p>
        </text:list-item>
        <text:list-item>
          <text:p text:style-name="P3"><text:span text:style-name="T4">All access control equipment shall be installed in accordance with local laws and codes. <text:s/>Any accommodations required by a fire marshal or other AHJ shall be adhered to, including coordinating with building owner to facilitate connection to or control by a building-wide fire alarm system if required by law. <text:s/>Appropriate cable and materials shall be chosen to comply with electrical and fire codes.</text:span></text:p>
        </text:list-item>
        <text:list-item>
          <text:p text:style-name="P3"><text:span text:style-name="T4">All wiring must be neat, tidy and where possible, hidden from general view. <text:s/>Wiring run from an enclosure, reader or other device must be encased in metal conduit to where it penetrates into the ceiling. <text:s/>Any exceptions must be approved by the &lt;customer&gt; IT representative. <text:s/>Wiring connections between adjacent enclosures shall be made in metal pipe with appropriate mating connections to each enclosure and anti-chafe parts as necessary.</text:span></text:p>
        </text:list-item>
        <text:list-item>
          <text:p text:style-name="P2">Pendants, mounting boxes or brackets, J-hooks, Panduit track, Velcro ties, screws, drywall anchors, conduit and accessories, resistors, wire nuts, grommets, and other parts that may be required to mount cable, readers, cameras and enclosures to these standards are not enumerated above. <text:s/>Those parts are assumed to be provided <text:span text:style-name="T3">by the vendor </text:span>in this RFP. <text:s/>Bid appropriately.</text:p>
        </text:list-item>
        <text:list-item>
          <text:p text:style-name="P1"><text:span text:style-name="T4">All patch panel connections to cameras shall be labeled on the patch panel. <text:s/>Each access control door controller shall be labeled with the reader number as provided on the drawings. <text:s/>A label with the reader number shall be placed on the bottom (underside) edge of the card reader.</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WW8Num1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12:29:00.063139970</meta:creation-date>
    <dc:date>2024-06-09T13:05:13.788304263</dc:date>
    <meta:editing-duration>PT2M56S</meta:editing-duration>
    <meta:editing-cycles>1</meta:editing-cycles>
    <meta:document-statistic meta:table-count="0" meta:image-count="0" meta:object-count="0" meta:page-count="3" meta:paragraph-count="37" meta:word-count="1550" meta:character-count="9497" meta:non-whitespace-character-count="7948"/>
    <meta:generator>LibreOffice/7.3.7.2$Linux_X86_64 LibreOffice_project/30$Build-2</meta:generator>
  </office:meta>
</office:document-meta>
</file>